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D40000019C42ADE5D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cm" svg:height="20.2cm" svg:x="0cm" svg:y="0.4cm">
          <draw:image xlink:href="Pictures/10000000000001D40000019C42ADE5D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2-09T18:10:39</meta:creation-date>
    <dc:date>2013-02-09T18:11:36</dc:date>
    <dc:creator>Jeff Gomes</dc:creator>
    <meta:editing-duration>P0D</meta:editing-duration>
    <meta:editing-cycles>1</meta:editing-cycles>
    <meta:document-statistic meta:object-count="24"/>
    <meta:generator>LibreOffice/3.5$Linux_X86_64 LibreOffice_project/350m1$Build-2</meta:generator>
  </office:meta>
</office:document-meta>
</file>